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M Mono 10"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style:font-name="LM Mono 10" fo:language="zxx" fo:country="none" officeooo:paragraph-rsid="000bcaa1" style:language-asian="zxx" style:country-asian="none" style:language-complex="zxx" style:country-complex="none"/>
    </style:style>
    <style:style style:name="P3" style:family="paragraph" style:parent-style-name="Standard">
      <style:text-properties style:font-name="LM Mono 10" fo:language="zxx" fo:country="none" officeooo:rsid="000bcaa1" officeooo:paragraph-rsid="000bcaa1" style:language-asian="zxx" style:country-asian="none" style:language-complex="zxx" style:country-complex="none"/>
    </style:style>
    <style:style style:name="P4" style:family="paragraph" style:parent-style-name="Standard">
      <style:text-properties style:font-name="LM Mono 10" fo:language="zxx" fo:country="none" officeooo:rsid="0009db4c" officeooo:paragraph-rsid="0009db4c" style:language-asian="zxx" style:country-asian="none" style:language-complex="zxx" style:country-complex="none"/>
    </style:style>
    <style:style style:name="P5" style:family="paragraph" style:parent-style-name="Standard">
      <style:text-properties style:font-name="LM Mono 10" fo:language="zxx" fo:country="none" fo:font-weight="bold" officeooo:rsid="0009db4c" officeooo:paragraph-rsid="0009db4c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style:font-name="LM Mono 10" fo:language="zxx" fo:country="none" fo:font-weight="bold" officeooo:rsid="0009db4c" officeooo:paragraph-rsid="000bcaa1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style:font-name="LM Mono 10" fo:language="zxx" fo:country="none" fo:font-weight="bold" officeooo:rsid="0009db4c" officeooo:paragraph-rsid="000f776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style:font-name="LM Mono 10" fo:language="zxx" fo:country="none" fo:font-weight="bold" officeooo:rsid="000bcaa1" officeooo:paragraph-rsid="000bcaa1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text-properties style:font-name="LM Mono 10" fo:language="zxx" fo:country="none" fo:font-weight="bold" officeooo:rsid="000c2205" officeooo:paragraph-rsid="000c2205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text-properties style:font-name="LM Mono 10" fo:language="zxx" fo:country="none" fo:font-weight="bold" officeooo:rsid="0010329a" officeooo:paragraph-rsid="0010f048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text-properties style:font-name="LM Mono 10" fo:language="zxx" fo:country="none" fo:font-weight="bold" officeooo:rsid="0010f048" officeooo:paragraph-rsid="0010f048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text-properties style:font-name="LM Mono 10" fo:font-size="8pt" fo:language="zxx" fo:country="none" fo:font-weight="normal" officeooo:rsid="000bcaa1" officeooo:paragraph-rsid="000bcaa1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3" style:family="paragraph" style:parent-style-name="Standard">
      <style:text-properties style:font-name="LM Mono 10" fo:font-size="10pt" fo:language="zxx" fo:country="none" fo:font-weight="bold" officeooo:rsid="000f776d" officeooo:paragraph-rsid="000f77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break-before="page"/>
      <style:text-properties style:font-name="LM Mono 10" fo:language="zxx" fo:country="none" fo:font-weight="bold" officeooo:rsid="0010f048" officeooo:paragraph-rsid="0010f048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Standard">
      <style:text-properties style:font-name="LM Mono 10" fo:font-size="10pt" fo:language="zxx" fo:country="none" fo:font-weight="bold" officeooo:rsid="000f776d" officeooo:paragraph-rsid="000f77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text-properties style:font-name="LM Mono 10" fo:font-size="10pt" fo:language="zxx" fo:country="none" fo:font-weight="bold" officeooo:rsid="000f776d" officeooo:paragraph-rsid="0017f42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text-properties style:font-name="LM Mono 10" fo:language="zxx" fo:country="none" fo:font-weight="bold" officeooo:rsid="0010f048" officeooo:paragraph-rsid="0017f423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>
      <style:text-properties style:font-name="LM Mono 10" fo:language="zxx" fo:country="none" fo:font-weight="bold" officeooo:rsid="0009db4c" officeooo:paragraph-rsid="0017f423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Standard">
      <style:text-properties style:font-name="LM Mono 10" fo:font-size="10.5pt" fo:language="zxx" fo:country="none" fo:font-weight="normal" officeooo:rsid="000bcaa1" officeooo:paragraph-rsid="0017f423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20" style:family="paragraph" style:parent-style-name="Standard">
      <style:text-properties style:font-name="LM Mono 10" fo:font-size="10.5pt" fo:language="zxx" fo:country="none" fo:font-weight="bold" officeooo:rsid="000f776d" officeooo:paragraph-rsid="0017f423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21" style:family="paragraph" style:parent-style-name="Standard">
      <style:text-properties style:font-name="LM Mono 10" fo:font-size="9pt" fo:language="zxx" fo:country="none" fo:font-weight="normal" officeooo:rsid="000bcaa1" officeooo:paragraph-rsid="0017f423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2" style:family="paragraph" style:parent-style-name="Standard">
      <style:text-properties style:font-name="LM Mono 10" fo:font-size="9pt" fo:language="zxx" fo:country="none" fo:font-weight="normal" officeooo:rsid="000bcaa1" officeooo:paragraph-rsid="001b65d8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3" style:family="paragraph" style:parent-style-name="Standard">
      <style:paragraph-properties fo:break-before="page"/>
      <style:text-properties style:font-name="LM Mono 10" fo:language="zxx" fo:country="none" fo:font-weight="bold" officeooo:rsid="0010f048" officeooo:paragraph-rsid="0017f423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LM Mono 10" fo:font-size="10.5pt" fo:language="zxx" fo:country="none" fo:font-weight="bold" officeooo:rsid="000f776d" officeooo:paragraph-rsid="0017f423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25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LM Mono 10" fo:font-size="10.5pt" fo:language="zxx" fo:country="none" fo:font-weight="bold" officeooo:rsid="000f776d" officeooo:paragraph-rsid="0017f423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db4c" style:font-weight-asian="bold" style:font-weight-complex="bold"/>
    </style:style>
    <style:style style:name="T3" style:family="text">
      <style:text-properties fo:font-weight="bold" officeooo:rsid="000bcaa1" style:font-weight-asian="bold" style:font-weight-complex="bold"/>
    </style:style>
    <style:style style:name="T4" style:family="text">
      <style:text-properties officeooo:rsid="000f776d"/>
    </style:style>
    <style:style style:name="T5" style:family="text">
      <style:text-properties officeooo:rsid="00104ba4"/>
    </style:style>
    <style:style style:name="T6" style:family="text">
      <style:text-properties officeooo:rsid="001398e2"/>
    </style:style>
    <style:style style:name="T7" style:family="text">
      <style:text-properties officeooo:rsid="00162e54"/>
    </style:style>
    <style:style style:name="T8" style:family="text">
      <style:text-properties officeooo:rsid="0017f423"/>
    </style:style>
    <style:style style:name="T9" style:family="text">
      <style:text-properties officeooo:rsid="0019e9c5"/>
    </style:style>
    <style:style style:name="T10" style:family="text">
      <style:text-properties officeooo:rsid="001b65d8"/>
    </style:style>
    <style:style style:name="T11" style:family="text">
      <style:text-properties officeooo:rsid="001cc321"/>
    </style:style>
    <style:style style:name="T12" style:family="text">
      <style:text-properties style:text-position="super 58%" officeooo:rsid="001cc321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GRAPHICS PROGRAMMING: <text:span text:style-name="T6">OpenGL</text:span></text:p>
      <text:p text:style-name="P10"/>
      <text:p text:style-name="P5">STUDENT REGISTRATION ID (NRP): _________________________________</text:p>
      <text:p text:style-name="P5">NAME: __________________________________________________________</text:p>
      <text:p text:style-name="P5">CLASS: _________________________________________________________</text:p>
      <text:p text:style-name="P4"/>
      <text:p text:style-name="P1">#include "GL/freeglut.h"</text:p>
      <text:p text:style-name="P1">#include "GL/gl.h"</text:p>
      <text:p text:style-name="P1"/>
      <text:p text:style-name="P1">float angle = 0;</text:p>
      <text:p text:style-name="P1"/>
      <text:p text:style-name="P1">void renderFunction()</text:p>
      <text:p text:style-name="P1">{</text:p>
      <text:p text:style-name="P1"><text:s text:c="4"/>glClearColor(0.0, 0.0, 0.0, 0.0);</text:p>
      <text:p text:style-name="P1"><text:s text:c="4"/>glClear(GL_COLOR_BUFFER_BIT);</text:p>
      <text:p text:style-name="P1"><text:s text:c="4"/>angle += 0.0001;</text:p>
      <text:p text:style-name="P1"><text:s text:c="4"/>glRotatef(angle, 0, 0, 1);</text:p>
      <text:p text:style-name="P1"><text:s text:c="4"/>glColor3f(1.0, 1.0, 1.0);</text:p>
      <text:p text:style-name="P1"><text:s text:c="4"/>glOrtho(-1.0, 1.0, -1.0, 1.0, -1.0, 1.0);</text:p>
      <text:p text:style-name="P1"><text:s text:c="4"/>glBegin(GL_POLYGON);</text:p>
      <text:p text:style-name="P1"><text:s text:c="8"/>glVertex2f(-0.5, -0.5);</text:p>
      <text:p text:style-name="P1"><text:s text:c="8"/>glVertex2f(-0.5, 0.5);</text:p>
      <text:p text:style-name="P1"><text:s text:c="8"/>glVertex2f(0.5, 0.5);</text:p>
      <text:p text:style-name="P1"><text:s text:c="8"/>glVertex2f(0.5, -0.5);</text:p>
      <text:p text:style-name="P1"><text:s text:c="4"/>glEnd();</text:p>
      <text:p text:style-name="P1"><text:s text:c="4"/>glFlush();</text:p>
      <text:p text:style-name="P1"><text:s text:c="4"/>glutPostRedisplay();</text:p>
      <text:p text:style-name="P1">}</text:p>
      <text:p text:style-name="P1"/>
      <text:p text:style-name="P1">int main(int argc, char** argv)</text:p>
      <text:p text:style-name="P1">{</text:p>
      <text:p text:style-name="P1"><text:s text:c="4"/>glutInit(&amp;argc, argv);</text:p>
      <text:p text:style-name="P1"><text:s text:c="4"/>glutInitDisplayMode(GLUT_SINGLE);</text:p>
      <text:p text:style-name="P1"><text:s text:c="4"/>glutInitWindowSize(500,500);</text:p>
      <text:p text:style-name="P1"><text:s text:c="4"/>glutInitWindowPosition(100,100);</text:p>
      <text:p text:style-name="P1"><text:s text:c="4"/>glutCreateWindow("OpenGL - First window demo");</text:p>
      <text:p text:style-name="P1"><text:s text:c="4"/>glutDisplayFunc(renderFunction);</text:p>
      <text:p text:style-name="P1"><text:s text:c="4"/>glutMainLoop(); <text:s text:c="3"/></text:p>
      <text:p text:style-name="P1"><text:s text:c="4"/>return 0;</text:p>
      <text:p text:style-name="P2">}</text:p>
      <text:p text:style-name="P6"/>
      <text:p text:style-name="P3"><text:span text:style-name="T2">A</text:span><text:span text:style-name="T1">CTIVITY</text:span></text:p>
      <text:p text:style-name="P8"/>
      <text:p text:style-name="P2"><text:span text:style-name="T2">Which part of the program is responsible for </text:span><text:span text:style-name="T3">(put comments in the program)</text:span><text:span text:style-name="T2">:</text:span></text:p>
      <text:p text:style-name="P5">* Mak<text:span text:style-name="T4">ing</text:span> the background black</text:p>
      <text:p text:style-name="P5">* Mak<text:span text:style-name="T4">ing</text:span> the square white</text:p>
      <text:p text:style-name="P5">* Draw<text:span text:style-name="T4">ing</text:span> the square</text:p>
      <text:p text:style-name="P5">* Rotat<text:span text:style-name="T4">ing</text:span> the square</text:p>
      <text:p text:style-name="P5"/>
      <text:p text:style-name="P9">Which part of the program you don't understand? Write it down.</text:p>
      <text:p text:style-name="P5"/>
      <text:p text:style-name="P8">Can you:</text:p>
      <text:p text:style-name="P8">* Mak<text:span text:style-name="T4">e</text:span> a cube instead of a square?</text:p>
      <text:p text:style-name="P8">* Move the cube to the right, and move it back to the left instead of rotate it?</text:p>
      <text:p text:style-name="P14">GRAPHICS PROGRAMMING: 3D Transformation</text:p>
      <text:p text:style-name="P11"/>
      <text:p text:style-name="P7">STUDENT REGISTRATION ID (NRP): _________________________________</text:p>
      <text:p text:style-name="P7">NAME: __________________________________________________________</text:p>
      <text:p text:style-name="P7">CLASS: _________________________________________________________</text:p>
      <text:p text:style-name="P7"/>
      <text:section text:style-name="Sect1" text:name="Section1">
        <text:p text:style-name="P12">// Source: https://www.ntu.edu.sg/home/ehchua/programming/opengl/CG_Examples.html</text:p>
        <text:p text:style-name="P12">// Compile: g++ 3d.cpp -o 3d -lglut -lGL -lGLU</text:p>
        <text:p text:style-name="P12"/>
        <text:section text:style-name="Sect2" text:name="Section2">
          <text:p text:style-name="P12">#include "GL/glut.h"</text:p>
          <text:p text:style-name="P12"><text:s/></text:p>
          <text:p text:style-name="P12">GLfloat anglePyramid = 0.0f;</text:p>
          <text:p text:style-name="P12">GLfloat angleCube = 0.0f;</text:p>
          <text:p text:style-name="P12"><text:s/></text:p>
          <text:p text:style-name="P12">void initGL() {</text:p>
          <text:p text:style-name="P12"><text:s text:c="3"/>glClearColor(0.0f, 0.0f, 0.0f, 1.0f);</text:p>
          <text:p text:style-name="P12"><text:s text:c="3"/>glClearDepth(1.0f);</text:p>
          <text:p text:style-name="P12"><text:s text:c="3"/>glEnable(GL_DEPTH_TEST);</text:p>
          <text:p text:style-name="P12"><text:s text:c="3"/>glDepthFunc(GL_LEQUAL);</text:p>
          <text:p text:style-name="P12"><text:s text:c="3"/>glShadeModel(GL_SMOOTH);</text:p>
          <text:p text:style-name="P12"><text:s text:c="3"/>glHint(GL_PERSPECTIVE_CORRECTION_HINT, GL_NICEST);</text:p>
          <text:p text:style-name="P12">}</text:p>
          <text:p text:style-name="P12"><text:s/></text:p>
          <text:p text:style-name="P12">void display() {</text:p>
          <text:p text:style-name="P12"><text:s text:c="3"/>glClear(GL_COLOR_BUFFER_BIT | GL_DEPTH_BUFFER_BIT);</text:p>
          <text:p text:style-name="P12"><text:s text:c="3"/>glMatrixMode(GL_MODELVIEW);</text:p>
          <text:p text:style-name="P12"><text:s/></text:p>
          <text:p text:style-name="P12"><text:s text:c="3"/>glLoadIdentity();</text:p>
          <text:p text:style-name="P12"><text:s text:c="3"/>glTranslatef(1.5f, 0.0f, -7.0f);</text:p>
          <text:p text:style-name="P12"><text:s text:c="3"/>glRotatef(angleCube, 1.0f, 1.0f, 1.0f);</text:p>
          <text:p text:style-name="P12"><text:s/></text:p>
          <text:p text:style-name="P12"><text:s text:c="3"/>glBegin(GL_QUADS);</text:p>
          <text:p text:style-name="P12"><text:s text:c="6"/>glColor3f(0.0f, 1.0f, 0.0f);</text:p>
          <text:p text:style-name="P12"><text:s text:c="6"/>glVertex3f( 1.0f, 1.0f, -1.0f);</text:p>
          <text:p text:style-name="P12"><text:s text:c="6"/>glVertex3f(-1.0f, 1.0f, -1.0f);</text:p>
          <text:p text:style-name="P12"><text:s text:c="6"/>glVertex3f(-1.0f, 1.0f, <text:s/>1.0f);</text:p>
          <text:p text:style-name="P12"><text:s text:c="6"/>glVertex3f( 1.0f, 1.0f, <text:s/>1.0f);</text:p>
          <text:p text:style-name="P12"><text:s/></text:p>
          <text:p text:style-name="P12"><text:s text:c="6"/>glColor3f(1.0f, 0.5f, 0.0f);</text:p>
          <text:p text:style-name="P12"><text:s text:c="6"/>glVertex3f( 1.0f, -1.0f, <text:s/>1.0f);</text:p>
          <text:p text:style-name="P12"><text:s text:c="6"/>glVertex3f(-1.0f, -1.0f, <text:s/>1.0f);</text:p>
          <text:p text:style-name="P12"><text:s text:c="6"/>glVertex3f(-1.0f, -1.0f, -1.0f);</text:p>
          <text:p text:style-name="P12"><text:s text:c="6"/>glVertex3f( 1.0f, -1.0f, -1.0f);</text:p>
          <text:p text:style-name="P12"><text:s/></text:p>
          <text:p text:style-name="P12"><text:s text:c="6"/>glColor3f(1.0f, 0.0f, 0.0f);</text:p>
          <text:p text:style-name="P12"><text:s text:c="6"/>glVertex3f( 1.0f, <text:s/>1.0f, 1.0f);</text:p>
          <text:p text:style-name="P12"><text:s text:c="6"/>glVertex3f(-1.0f, <text:s/>1.0f, 1.0f);</text:p>
          <text:p text:style-name="P12"><text:s text:c="6"/>glVertex3f(-1.0f, -1.0f, 1.0f);</text:p>
          <text:p text:style-name="P12"><text:s text:c="6"/>glVertex3f( 1.0f, -1.0f, 1.0f);</text:p>
          <text:p text:style-name="P12"><text:s/></text:p>
          <text:p text:style-name="P12"><text:s text:c="6"/>glColor3f(1.0f, 1.0f, 0.0f);</text:p>
          <text:p text:style-name="P12"><text:s text:c="6"/>glVertex3f( 1.0f, -1.0f, -1.0f);</text:p>
          <text:p text:style-name="P12"><text:s text:c="6"/>glVertex3f(-1.0f, -1.0f, -1.0f);</text:p>
          <text:p text:style-name="P12"><text:s text:c="6"/>glVertex3f(-1.0f, <text:s/>1.0f, -1.0f);</text:p>
          <text:p text:style-name="P12"><text:s text:c="6"/>glVertex3f( 1.0f, <text:s/>1.0f, -1.0f);</text:p>
          <text:p text:style-name="P12"><text:s/></text:p>
          <text:p text:style-name="P12"><text:s text:c="6"/>glColor3f(0.0f, 0.0f, 1.0f);</text:p>
          <text:p text:style-name="P12"><text:s text:c="6"/>glVertex3f(-1.0f, <text:s/>1.0f, <text:s/>1.0f);</text:p>
          <text:p text:style-name="P12"><text:s text:c="6"/>glVertex3f(-1.0f, <text:s/>1.0f, -1.0f);</text:p>
          <text:p text:style-name="P12"><text:s text:c="6"/>glVertex3f(-1.0f, -1.0f, -1.0f);</text:p>
          <text:p text:style-name="P12"><text:s text:c="6"/>glVertex3f(-1.0f, -1.0f, <text:s/>1.0f);</text:p>
          <text:p text:style-name="P12"><text:s/></text:p>
          <text:p text:style-name="P12"><text:s text:c="6"/>glColor3f(1.0f, 0.0f, 1.0f);</text:p>
          <text:p text:style-name="P12"><text:s text:c="6"/>glVertex3f(1.0f, <text:s/>1.0f, -1.0f);</text:p>
          <text:p text:style-name="P12"><text:s text:c="6"/>glVertex3f(1.0f, <text:s/>1.0f, <text:s/>1.0f);</text:p>
          <text:p text:style-name="P12"><text:s text:c="6"/>glVertex3f(1.0f, -1.0f, <text:s/>1.0f);</text:p>
          <text:p text:style-name="P12"><text:s text:c="6"/>glVertex3f(1.0f, -1.0f, -1.0f);</text:p>
          <text:p text:style-name="P12"><text:s text:c="3"/>glEnd();</text:p>
          <text:p text:style-name="P12"><text:s/></text:p>
          <text:p text:style-name="P12"><text:s text:c="3"/>glLoadIdentity();</text:p>
          <text:p text:style-name="P12"><text:s text:c="3"/>glTranslatef(-1.5f, 0.0f, -6.0f);</text:p>
          <text:p text:style-name="P12"><text:s text:c="3"/>glRotatef(anglePyramid, 1.0f, 1.0f, 0.0f);</text:p>
          <text:p text:style-name="P12"><text:s/></text:p>
          <text:p text:style-name="P12"><text:s text:c="3"/>glBegin(GL_TRIANGLES);</text:p>
          <text:p text:style-name="P12"><text:s text:c="6"/>glColor3f(1.0f, 0.0f, 0.0f);</text:p>
          <text:p text:style-name="P12"><text:s text:c="6"/>glVertex3f( 0.0f, 1.0f, 0.0f);</text:p>
          <text:p text:style-name="P12"><text:s text:c="6"/>glColor3f(0.0f, 1.0f, 0.0f);</text:p>
          <text:p text:style-name="P12"><text:s text:c="6"/>glVertex3f(-1.0f, -1.0f, 1.0f);</text:p>
          <text:p text:style-name="P12"><text:s text:c="6"/>glColor3f(0.0f, 0.0f, 1.0f);</text:p>
          <text:p text:style-name="P12"><text:s text:c="6"/>glVertex3f(1.0f, -1.0f, 1.0f);</text:p>
          <text:p text:style-name="P12"><text:s/></text:p>
          <text:p text:style-name="P12"><text:s text:c="6"/>glColor3f(1.0f, 0.0f, 0.0f);</text:p>
          <text:p text:style-name="P12"><text:s text:c="6"/>glVertex3f(0.0f, 1.0f, 0.0f);</text:p>
          <text:p text:style-name="P12"><text:s text:c="6"/>glColor3f(0.0f, 0.0f, 1.0f);</text:p>
          <text:p text:style-name="P12"><text:s text:c="6"/>glVertex3f(1.0f, -1.0f, 1.0f);</text:p>
          <text:p text:style-name="P12"><text:s text:c="6"/>glColor3f(0.0f, 1.0f, 0.0f);</text:p>
          <text:p text:style-name="P12"><text:s text:c="6"/>glVertex3f(1.0f, -1.0f, -1.0f);</text:p>
          <text:p text:style-name="P12"><text:s/></text:p>
          <text:p text:style-name="P12"><text:s text:c="6"/>glColor3f(1.0f, 0.0f, 0.0f);</text:p>
          <text:p text:style-name="P12"><text:s text:c="6"/>glVertex3f(0.0f, 1.0f, 0.0f);</text:p>
          <text:p text:style-name="P12"><text:s text:c="6"/>glColor3f(0.0f, 1.0f, 0.0f);</text:p>
          <text:p text:style-name="P12"><text:s text:c="6"/>glVertex3f(1.0f, -1.0f, -1.0f);</text:p>
          <text:p text:style-name="P12"><text:s text:c="6"/>glColor3f(0.0f, 0.0f, 1.0f);</text:p>
          <text:p text:style-name="P12"><text:s text:c="6"/>glVertex3f(-1.0f, -1.0f, -1.0f);</text:p>
          <text:p text:style-name="P12"><text:s/></text:p>
          <text:p text:style-name="P12"><text:s text:c="6"/>glColor3f(1.0f,0.0f,0.0f);</text:p>
          <text:p text:style-name="P12"><text:s text:c="6"/>glVertex3f( 0.0f, 1.0f, 0.0f);</text:p>
          <text:p text:style-name="P12"><text:s text:c="6"/>glColor3f(0.0f,0.0f,1.0f);</text:p>
          <text:p text:style-name="P12"><text:s text:c="6"/>glVertex3f(-1.0f,-1.0f,-1.0f);</text:p>
          <text:p text:style-name="P12"><text:s text:c="6"/>glColor3f(0.0f,1.0f,0.0f);</text:p>
          <text:p text:style-name="P12"><text:s text:c="6"/>glVertex3f(-1.0f,-1.0f, 1.0f);</text:p>
          <text:p text:style-name="P12"><text:s text:c="3"/>glEnd();</text:p>
          <text:p text:style-name="P12"><text:s text:c="3"/>glutSwapBuffers();</text:p>
          <text:p text:style-name="P12"><text:s text:c="3"/>anglePyramid += 0.2f;</text:p>
          <text:p text:style-name="P12"><text:s text:c="3"/>angleCube -= 0.15f;</text:p>
          <text:p text:style-name="P12">}</text:p>
          <text:p text:style-name="P12"><text:s/></text:p>
          <text:p text:style-name="P12">void timer(int value) {</text:p>
          <text:p text:style-name="P12"><text:s text:c="3"/>glutPostRedisplay();</text:p>
          <text:p text:style-name="P12"><text:s text:c="3"/>glutTimerFunc(15, timer, 0);</text:p>
          <text:p text:style-name="P12">}</text:p>
          <text:p text:style-name="P12"><text:s/></text:p>
          <text:p text:style-name="P12">void reshape(GLsizei width, GLsizei height) {</text:p>
          <text:p text:style-name="P12"><text:s text:c="3"/>if (height == 0) height = 1;</text:p>
          <text:p text:style-name="P12"><text:s text:c="3"/>GLfloat aspect = (GLfloat)width / (GLfloat)height;</text:p>
          <text:p text:style-name="P12"><text:s text:c="3"/>glViewport(0, 0, width, height);</text:p>
          <text:p text:style-name="P12"><text:s text:c="3"/>glMatrixMode(GL_PROJECTION);</text:p>
          <text:p text:style-name="P12"><text:s text:c="3"/>glLoadIdentity();</text:p>
          <text:p text:style-name="P12"><text:s text:c="3"/>gluPerspective(45.0f, aspect, 0.1f, 100.0f);</text:p>
          <text:p text:style-name="P12">}</text:p>
          <text:p text:style-name="P12"><text:s/></text:p>
          <text:p text:style-name="P12">int main(int argc, char** argv) {</text:p>
          <text:p text:style-name="P12"><text:s text:c="3"/>glutInit(&amp;argc, argv);</text:p>
          <text:p text:style-name="P12"><text:s text:c="3"/>glutInitDisplayMode(GLUT_DOUBLE <text:span text:style-name="T7">| GLUT_DEPTH</text:span>);</text:p>
          <text:p text:style-name="P12"><text:s text:c="3"/>glutInitWindowSize(640, 480);</text:p>
          <text:p text:style-name="P12"><text:s text:c="3"/>glutInitWindowPosition(50, 50);</text:p>
          <text:p text:style-name="P12"><text:s text:c="3"/>glutCreateWindow("3d-animation");</text:p>
          <text:p text:style-name="P12"><text:s text:c="3"/>glutDisplayFunc(display);</text:p>
          <text:p text:style-name="P12"><text:s text:c="3"/>glutReshapeFunc(reshape);</text:p>
          <text:p text:style-name="P12"><text:s text:c="3"/>initGL();</text:p>
          <text:p text:style-name="P12"><text:s text:c="3"/>glutTimerFunc(0, timer, 0);</text:p>
          <text:p text:style-name="P12"><text:s text:c="3"/>glutMainLoop();</text:p>
          <text:p text:style-name="P12"><text:s text:c="3"/>return 0;</text:p>
          <text:p text:style-name="P12">}</text:p>
        </text:section>
        <text:p text:style-name="P12"/>
        <text:p text:style-name="P13">ACTIVITY</text:p>
        <text:p text:style-name="P13"/>
        <text:p text:style-name="P13">* Determine what glLoadIdentity, glTranslatef, glRotatef, glColor3f, glVertex3f, <text:span text:style-name="T5">glBegin, and glEnd</text:span> are for</text:p>
        <text:p text:style-name="P13"/>
        <text:p text:style-name="P13">* Determine how to use glLoadIdentity, glTranslatef, glRotatef, glColor3f, <text:span text:style-name="T5">and </text:span>glVertex3f</text:p>
        <text:p text:style-name="P23">GRAPHICS PROGRAMMING: 3D Transformation</text:p>
        <text:p text:style-name="P17"/>
        <text:p text:style-name="P18">STUDENT REGISTRATION ID (NRP): _________________________________</text:p>
        <text:p text:style-name="P18">NAME: __________________________________________________________</text:p>
        <text:p text:style-name="P18">CLASS: _________________________________________________________</text:p>
        <text:p text:style-name="P18"/>
        <text:p text:style-name="P21">// Compile: g++ 3d.cpp -o 3d -lglut -lGL -lGLU</text:p>
        <text:p text:style-name="P21"/>
        <text:section text:style-name="Sect2" text:name="Section3">
          <text:p text:style-name="P21">#include "GL/glut.h"</text:p>
          <text:p text:style-name="P21"/>
          <text:p text:style-name="P21">GLfloat angle = 0;</text:p>
          <text:p text:style-name="P21"/>
          <text:p text:style-name="P21">void initGL()</text:p>
          <text:p text:style-name="P21">{</text:p>
          <text:p text:style-name="P21"><text:s text:c="2"/>glClearColor(0.0f, 0.0f, 0.0f, 1.0f);</text:p>
          <text:p text:style-name="P21"><text:s text:c="2"/>glClearDepth(1.0f);</text:p>
          <text:p text:style-name="P21"><text:s text:c="2"/>glEnable(GL_DEPTH_TEST);</text:p>
          <text:p text:style-name="P21"><text:s text:c="2"/>glDepthFunc(GL_LEQUAL);</text:p>
          <text:p text:style-name="P21"><text:s text:c="2"/>glShadeModel(GL_SMOOTH);</text:p>
          <text:p text:style-name="P21"><text:s text:c="2"/>glHint(GL_PERSPECTIVE_CORRECTION_HINT, GL_NICEST);</text:p>
          <text:p text:style-name="P21">}</text:p>
          <text:p text:style-name="P21"/>
          <text:p text:style-name="P21">void timer(int value)</text:p>
          <text:p text:style-name="P21">{</text:p>
          <text:p text:style-name="P21"><text:s text:c="2"/>glutPostRedisplay();</text:p>
          <text:p text:style-name="P21"><text:s text:c="2"/>glutTimerFunc(15, timer, 0);</text:p>
          <text:p text:style-name="P21">}</text:p>
          <text:p text:style-name="P21"/>
          <text:p text:style-name="P21">void reshape(GLsizei width, GLsizei height)</text:p>
          <text:p text:style-name="P21">{</text:p>
          <text:p text:style-name="P21"><text:s text:c="2"/>if (height == 0)</text:p>
          <text:p text:style-name="P21"><text:s text:c="4"/>height = 1;</text:p>
          <text:p text:style-name="P21"><text:s text:c="2"/>GLfloat aspect = (GLfloat)width / (GLfloat)height;</text:p>
          <text:p text:style-name="P21"><text:s text:c="2"/>glViewport(0, 0, width, height);</text:p>
          <text:p text:style-name="P21"><text:s text:c="2"/>glMatrixMode(GL_PROJECTION);</text:p>
          <text:p text:style-name="P21"><text:s text:c="2"/>glLoadIdentity();</text:p>
          <text:p text:style-name="P21"><text:s text:c="2"/>gluPerspective(45.0f, aspect, 0.1f, 100.0f);</text:p>
          <text:p text:style-name="P21">}</text:p>
          <text:p text:style-name="P21"/>
          <text:p text:style-name="P21">void display()</text:p>
          <text:p text:style-name="P21">{</text:p>
          <text:p text:style-name="P21"><text:s text:c="2"/>glClear(GL_COLOR_BUFFER_BIT | GL_DEPTH_BUFFER_BIT);</text:p>
          <text:p text:style-name="P21"><text:s text:c="2"/>glMatrixMode(GL_MODELVIEW);</text:p>
          <text:p text:style-name="P21"/>
          <text:p text:style-name="P21"><text:s text:c="2"/>// draw the white big square</text:p>
          <text:p text:style-name="P21"><text:s text:c="2"/>glLoadIdentity();</text:p>
          <text:p text:style-name="P21"><text:s text:c="2"/>glTranslatef(0, -4, -20);</text:p>
          <text:p text:style-name="P21"><text:s text:c="2"/>glColor3f(1, 1, 1);</text:p>
          <text:p text:style-name="P21"><text:s text:c="2"/>glBegin(GL_QUADS);</text:p>
          <text:p text:style-name="P21"><text:s text:c="4"/>glVertex3f(0, 10, 0);</text:p>
          <text:p text:style-name="P21"><text:s text:c="4"/>glVertex3f(10, 10, 0);</text:p>
          <text:p text:style-name="P21"><text:s text:c="4"/>glVertex3f(10, 0, 0);</text:p>
          <text:p text:style-name="P21"><text:s text:c="4"/>glVertex3f(0, 0, 0);</text:p>
          <text:p text:style-name="P21"><text:s text:c="2"/>glEnd();</text:p>
          <text:p text:style-name="P21"/>
          <text:p text:style-name="P21"><text:s text:c="2"/>glLoadIdentity();</text:p>
          <text:p text:style-name="P21"><text:s text:c="2"/>glTranslatef(0, -4, -20);</text:p>
          <text:p text:style-name="P21"/>
          <text:p text:style-name="P21"><text:s text:c="2"/>// X Rotation</text:p>
          <text:p text:style-name="P21"><text:s text:c="2"/>/* glRotatef(angle, 1, 0 , 0); */</text:p>
          <text:p text:style-name="P21"/>
          <text:p text:style-name="P21"><text:s text:c="2"/>// Y Rotation</text:p>
          <text:p text:style-name="P21"><text:s text:c="2"/>/* glRotatef(angle, 0, 1, 0); */</text:p>
          <text:p text:style-name="P21"/>
          <text:p text:style-name="P21"><text:s text:c="2"/>// Z Rotation</text:p>
          <text:p text:style-name="P21"><text:s text:c="2"/>/* glRotatef(angle, 0, 0, 1); */</text:p>
          <text:p text:style-name="P21"/>
          <text:p text:style-name="P21"><text:s text:c="2"/>// <text:span text:style-name="T8">Y Rotation + Translation</text:span></text:p>
          <text:p text:style-name="P21"><text:s text:c="2"/>/*</text:p>
          <text:p text:style-name="P21"><text:s text:c="2"/>glTranslatef(-3, 0, 0);</text:p>
          <text:p text:style-name="P21"><text:s text:c="2"/>glRotatef(angle, 0, 1, 0);</text:p>
          <text:p text:style-name="P21"><text:s text:c="2"/>glTranslatef(3, 0, 0);</text:p>
          <text:p text:style-name="P21"><text:s text:c="2"/>*/</text:p>
          <text:p text:style-name="P21"/>
          <text:p text:style-name="P22"><text:s text:c="2"/>// <text:span text:style-name="T10">purple square</text:span></text:p>
          <text:p text:style-name="P22"><text:s text:c="2"/>glColor3f(1, 0, 1);</text:p>
          <text:p text:style-name="P21"><text:s text:c="2"/>glBegin(GL_QUADS);</text:p>
          <text:p text:style-name="P21"><text:s text:c="4"/>glVertex3f(-3, 3, 0);</text:p>
          <text:p text:style-name="P21"><text:s text:c="4"/>glVertex3f(3, 3, 0);</text:p>
          <text:p text:style-name="P21"><text:s text:c="4"/>glVertex3f(3, -3, 0);</text:p>
          <text:p text:style-name="P21"><text:s text:c="4"/>glVertex3f(-3, -3, 0);</text:p>
          <text:p text:style-name="P21"><text:s text:c="2"/>glEnd();</text:p>
          <text:p text:style-name="P21"/>
          <text:p text:style-name="P21"><text:s text:c="2"/>angle += 1;</text:p>
          <text:p text:style-name="P21"/>
          <text:p text:style-name="P21"><text:s text:c="2"/>glutSwapBuffers();</text:p>
          <text:p text:style-name="P21">}</text:p>
          <text:p text:style-name="P21"/>
          <text:p text:style-name="P21">int main(int argc, char **argv)</text:p>
          <text:p text:style-name="P21">{</text:p>
          <text:p text:style-name="P21"><text:s text:c="2"/>glutInit(&amp;argc, argv);</text:p>
          <text:p text:style-name="P21"><text:s text:c="2"/>glutInitDisplayMode(GLUT_DOUBLE | GLUT_DEPTH);</text:p>
          <text:p text:style-name="P21"><text:s text:c="2"/>glutInitWindowSize(640, 480);</text:p>
          <text:p text:style-name="P21"><text:s text:c="2"/>glutInitWindowPosition(50, 50);</text:p>
          <text:p text:style-name="P21"><text:s text:c="2"/>glutCreateWindow("3d-animation");</text:p>
          <text:p text:style-name="P21"><text:s text:c="2"/>glutDisplayFunc(display);</text:p>
          <text:p text:style-name="P21"><text:s text:c="2"/>glutReshapeFunc(reshape);</text:p>
          <text:p text:style-name="P21"><text:s text:c="2"/>initGL();</text:p>
          <text:p text:style-name="P21"><text:s text:c="2"/>glutTimerFunc(0, timer, 0);</text:p>
          <text:p text:style-name="P21"><text:s text:c="2"/>glutMainLoop();</text:p>
          <text:p text:style-name="P21"><text:s text:c="2"/>return 0;</text:p>
          <text:p text:style-name="P21">}</text:p>
        </text:section>
        <text:p text:style-name="P19"/>
        <text:p text:style-name="P20">ACTIVITY</text:p>
        <text:p text:style-name="P20"/>
        <text:p text:style-name="P20">* <text:span text:style-name="T8">Determine the differences of `X Rotation`, `Y Rotation`, and `Z Rotation`</text:span></text:p>
        <text:p text:style-name="P20">* <text:span text:style-name="T9">Find out how `Y Rotation + Translation` works.</text:span></text:p>
        <text:p text:style-name="P20">* <text:span text:style-name="T11">Suppose the angle is 45</text:span><text:span text:style-name="T12">0</text:span><text:span text:style-name="T11">, determine the coordinate of the purple square (relative to bottom-left of the white square) after these operations:</text:span></text:p>
        <text:p text:style-name="P25">* <text:span text:style-name="T11">X Rotation</text:span></text:p>
        <text:p text:style-name="P24">* <text:span text:style-name="T11">Y Rotation</text:span></text:p>
        <text:p text:style-name="P24">* <text:span text:style-name="T11">Z Rotation</text:span></text:p>
        <text:p text:style-name="P24">* <text:span text:style-name="T11">Y Rotation + Translation</text:span></text:p>
        <text:p text:style-name="P16"/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7:45:29.877823055</meta:creation-date>
    <dc:date>2018-03-18T20:02:49.831455907</dc:date>
    <meta:editing-duration>PT22M7S</meta:editing-duration>
    <meta:editing-cycles>13</meta:editing-cycles>
    <meta:generator>LibreOffice/5.4.5.1$Linux_X86_64 LibreOffice_project/40m0$Build-1</meta:generator>
    <meta:document-statistic meta:table-count="0" meta:image-count="0" meta:object-count="0" meta:page-count="3" meta:paragraph-count="271" meta:word-count="760" meta:character-count="7606" meta:non-whitespace-character-count="6371"/>
  </office:meta>
</office:document-meta>
</file>